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Utopia, 'Palatino Linotype', Palatino, serif"/>
    <style:font-face style:name="Lohit Devanagari1" svg:font-family="'Lohit Devanagari'"/>
    <style:font-face style:name="georgia" svg:font-family="georgia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60%" fo:orphans="2" fo:widows="2" fo:text-indent="0cm" style:auto-text-indent="false"/>
      <style:text-properties fo:font-variant="normal" fo:text-transform="none" fo:color="#000000" style:font-name="Georgia" fo:font-size="10.5pt" fo:letter-spacing="normal" fo:font-style="normal" fo:font-weight="normal"/>
    </style:style>
    <style:style style:name="P2" style:family="paragraph" style:parent-style-name="Standard">
      <style:paragraph-properties fo:margin-left="0cm" fo:margin-right="0cm" fo:margin-top="0cm" fo:margin-bottom="0cm" loext:contextual-spacing="false" style:line-height-at-least="0.45cm" fo:text-align="justify" style:justify-single-word="false" fo:orphans="2" fo:widows="2" fo:text-indent="0cm" style:auto-text-indent="false" style:writing-mode="lr-tb"/>
      <style:text-properties fo:font-variant="normal" fo:text-transform="none" fo:color="#000000" style:font-name="georgia" fo:font-size="12pt" fo:letter-spacing="normal" fo:font-style="normal" fo:font-weight="bold"/>
    </style:style>
    <style:style style:name="P3" style:family="paragraph" style:parent-style-name="Standard">
      <style:paragraph-properties fo:margin-top="0cm" fo:margin-bottom="0cm" loext:contextual-spacing="false" style:line-height-at-least="0.45cm" fo:text-align="justify" style:justify-single-word="false" fo:orphans="2" fo:widows="2" style:writing-mode="lr-tb"/>
      <style:text-properties fo:font-variant="normal" fo:text-transform="none" fo:color="#000000" style:font-name="georgia" fo:font-size="12pt" fo:letter-spacing="normal" fo:font-style="normal" fo:font-weight="normal"/>
    </style:style>
    <style:style style:name="P4" style:family="paragraph" style:parent-style-name="Standard">
      <style:paragraph-properties fo:margin-top="0cm" fo:margin-bottom="0cm" loext:contextual-spacing="false" style:line-height-at-least="0.45cm" fo:text-align="justify" style:justify-single-word="false" fo:orphans="2" fo:widows="2" style:writing-mode="lr-tb"/>
      <style:text-properties fo:font-variant="normal" fo:text-transform="none" fo:color="#000000" style:font-name="georgia" fo:font-size="12pt" fo:letter-spacing="normal" fo:font-style="normal" fo:font-weight="bold"/>
    </style:style>
    <style:style style:name="P5" style:family="paragraph" style:parent-style-name="Standard">
      <style:paragraph-properties fo:margin-top="0cm" fo:margin-bottom="0cm" loext:contextual-spacing="false" style:line-height-at-least="0.45cm" fo:text-align="justify" style:justify-single-word="false" fo:orphans="2" fo:widows="2" style:writing-mode="lr-tb"/>
      <style:text-properties fo:font-variant="normal" fo:text-transform="none" fo:color="#000000" style:font-name="georgia" fo:font-size="12pt" fo:letter-spacing="normal" fo:font-style="normal" style:text-underline-style="solid" style:text-underline-width="auto" style:text-underline-color="font-color" fo:font-weight="bold"/>
    </style:style>
    <style:style style:name="P6" style:family="paragraph" style:parent-style-name="Standard">
      <style:paragraph-properties fo:margin-top="0cm" fo:margin-bottom="0cm" loext:contextual-spacing="false" style:line-height-at-least="0.45cm" fo:text-align="justify" style:justify-single-word="false" fo:orphans="2" fo:widows="2" style:writing-mode="lr-tb"/>
      <style:text-properties fo:font-variant="normal" fo:text-transform="none" fo:color="#000000" style:font-name="Georgia" fo:font-size="11.25pt" fo:letter-spacing="normal" fo:font-style="normal" fo:font-weight="normal"/>
    </style:style>
    <style:style style:name="P7" style:family="paragraph" style:parent-style-name="Standard">
      <style:paragraph-properties fo:margin-top="0cm" fo:margin-bottom="0cm" loext:contextual-spacing="false" fo:line-height="139%" fo:text-align="justify" style:justify-single-word="false" fo:orphans="2" fo:widows="2" style:writing-mode="lr-tb"/>
    </style:style>
    <style:style style:name="T1" style:family="text">
      <style:text-properties fo:font-weight="bold"/>
    </style:style>
    <style:style style:name="T2" style:family="text">
      <style:text-properties style:font-name="georgia" fo:font-size="12pt"/>
    </style:style>
    <style:style style:name="T3" style:family="text">
      <style:text-properties style:font-name="georgia" fo:font-size="12pt" fo:font-weight="bold"/>
    </style:style>
    <style:style style:name="T4" style:family="text">
      <style:text-properties style:font-name="georgia" fo:font-size="12pt" style:text-underline-style="solid" style:text-underline-width="auto" style:text-underline-color="font-color"/>
    </style:style>
    <style:style style:name="T5" style:family="text">
      <style:text-properties style:font-name="georgia" fo:font-size="12pt" style:text-underline-style="solid" style:text-underline-width="auto" style:text-underline-color="font-color" fo:font-weight="bold"/>
    </style:style>
    <style:style style:name="T6" style:family="text">
      <style:text-properties style:font-name="georgia" fo:font-size="12pt" fo:language="en" fo:country="U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Αφηγηματικές τεχνικές είναι οι ακόλουθες:</text:p>
      <text:p text:style-name="P3">- Ο αφηγητής</text:p>
      <text:p text:style-name="P3">- Το είδος της αφήγησης (δηλαδή, οι αφηγηματικοί τρόποι)</text:p>
      <text:p text:style-name="P3">- Η οπτική γωνία</text:p>
      <text:p text:style-name="P3">- Η εστίαση</text:p>
      <text:p text:style-name="P3">- Ο χρόνος της αφήγησης</text:p>
      <text:p text:style-name="P3">- Ο ρυθμός της αφήγησης</text:p>
      <text:p text:style-name="P7"/>
      <text:p text:style-name="P6"><text:span text:style-name="T3">Αφηγηματικοί τρόποι είναι οι ακόλουθοι</text:span><text:span text:style-name="T2">:</text:span></text:p>
      <text:p text:style-name="P3">- Αφήγηση (= διήγηση των γεγονότων από τον αφηγητή)</text:p>
      <text:p text:style-name="P3">- Διάλογος</text:p>
      <text:p text:style-name="P3">- Περιγραφή (= περιγραφή τοπίων, τόπων και προσώπων)</text:p>
      <text:p text:style-name="P3">- Σχόλια</text:p>
      <text:p text:style-name="P3">- Ελεύθερος Πλάγιος Λόγος</text:p>
      <text:p text:style-name="P3">- Εσωτερικός μονόλογος</text:p>
      <text:p text:style-name="P3">- Εγκιβωτισμένη αφήγηση (μια δευτερεύουσα ιστορία που παρουσιάζεται στο πλαίσιο της κύριας αφήγησης)</text:p>
      <text:p text:style-name="P7"/>
      <text:p text:style-name="P4">Διήγηση – Μίμηση</text:p>
      <text:p text:style-name="P3">Όταν ο τριτοπρόσωπος αφηγητής ενσωματώνει τις φωνές όλων των προσώπων στη δική του, μεταφέροντας τα λόγια τους σε πλάγιο λόγο ή σε ελεύθερο πλάγιο λόγο, και αποφεύγει την καταγραφή διαλόγων ή έστω την παράθεση σε ευθύ λόγο όσων λένε τα άλλα πρόσωπα, έχουμε <text:span text:style-name="T1">διήγηση</text:span>. Ενώ όταν ο αφηγητής είναι πρωτοπρόσωπος ή τριτοπρόσωπος αλλά παραθέτει σε ευθύ λόγο τα όσα λένε τα άλλα πρόσωπα, έχουμε <text:span text:style-name="T1">μίμηση</text:span>, εφόσον ακούγονται αυτούσιες οι φωνές των πρωταγωνιστών της ιστορίας.   </text:p>
      <text:p text:style-name="P7"/>
      <text:p text:style-name="P3">Οι αφηγηματικοί τρόποι θα πρέπει να διακρίνονται από τους εκφραστικούς τρόπους. Όταν αναζητούμε τους εκφραστικούς τρόπους, αναζητούμε ουσιαστικά το πώς λέγεται κάτι, τα σχήματα λόγου δηλαδή που χρησιμοποιεί ο αφηγητής, και ό,τι άλλο σχετίζεται με την ιδιαιτερότητα της έκφρασής του. </text:p>
      <text:p text:style-name="P7"/>
      <text:p text:style-name="P5">Αφηγηματικές τεχνικές</text:p>
      <text:p text:style-name="P7"/>
      <text:p text:style-name="P6"><text:span text:style-name="T5">Είδος αφηγητή ανάλογα με τη συμμετοχή του στα γεγονότα</text:span><text:span text:style-name="T2">:</text:span></text:p>
      <text:p text:style-name="P6"><text:span text:style-name="T3">Ομοδιηγητικός αφηγητής</text:span><text:span text:style-name="T2">: Ο αφηγητής αυτού του είδους αποτελεί ένα από τα πρόσωπα της ιστορίας. Μπορεί να είναι είτε ο πρωταγωνιστής της ιστορίας, ο βασικός, δηλαδή, ήρωας, είτε ένα από τα δευτερεύοντα πρόσωπα. Σε περίπτωση που ο αφηγητής αυτός είναι ο πρωταγωνιστής της ιστορίας, τότε χαρακτηρίζεται </text:span><text:span text:style-name="T3">αυτοδιηγητικός</text:span><text:span text:style-name="T2">.</text:span></text:p>
      <text:p text:style-name="P6"><text:span text:style-name="T3">Ετεροδιηγητικός αφηγητής</text:span><text:span text:style-name="T2">: Ο αφηγητής αυτού του είδους αφηγείται μια ιστορία στην οποία δεν έχει καμία συμμετοχή. Αφηγείται συνήθως σε τρίτο πρόσωπο και συμπίπτει με τον «παντογνώστη αφηγητή».</text:span></text:p>
      <text:p text:style-name="P7"/>
      <text:p text:style-name="P6"><text:span text:style-name="T5">Είδος αφηγητή ανάλογα με την οπτική γωνία</text:span><text:span text:style-name="T2">:</text:span></text:p>
      <text:p text:style-name="P6"><text:span text:style-name="T3">Αφηγητής-Θεός</text:span><text:span text:style-name="T2">:  Είναι ο παντογνώστης αφηγητής που εποπτεύει τα πάντα, αλλά δεν μετέχει στη δράση, δεν είναι δηλαδή ένα από τα πρόσωπα της ιστορίας.</text:span></text:p>
      <text:p text:style-name="P6"><text:span text:style-name="T3">Αφηγητής-άνθρωπος</text:span><text:span text:style-name="T2">: Ο αφηγητής αυτού του είδους έχει περιορισμένη γνώση των πραγμάτων, εφόσον γνωρίζει τόσα μόνο όσα μπορεί να γνωρίζει ένα από τα πρόσωπα της ιστορίας.</text:span></text:p>
      <text:p text:style-name="P7"/>
      <text:p text:style-name="P6"><text:soft-page-break/><text:span text:style-name="T5">Είδος αφηγητή ανάλογα με το αφηγηματικό επίπεδο στο οποίο ανήκει</text:span><text:span text:style-name="T2">:</text:span></text:p>
      <text:p text:style-name="P6"><text:span text:style-name="T3">Εξωδιηγητικός αφηγητής</text:span><text:span text:style-name="T2">: Εξωδιηγητικός ονομάζεται ο κύριος αφηγητής της ιστορίας -αφηγητής πρώτου βαθμού- ο οποίος είτε διηγείται μια ιστορία στην οποία δεν έχει συμμετοχή εξωδιηγητικός-ετεροδιηγητικός, είτε τη δική του ιστορία εξωδιηγητικός-ομοδιηγητικός.</text:span></text:p>
      <text:p text:style-name="P6"><text:span text:style-name="T3">Ενδοδιηγητικός αφηγητής</text:span><text:span text:style-name="T2">: Ενδοδιηγητικός ονομάζεται ο αφηγητής που αποτελεί πρόσωπο της κύριας ιστορίας και μέσα στο πλαίσιο αυτής διηγείται μια άλλη εγκιβωτισμένη ιστορία, και κατ’ αυτό τον τρόπο γίνεται αφηγητής δεύτερου βαθμού. Η εγκιβωτισμένη αυτή ιστορία μπορεί να αφορά το ίδιο το πρόσωπο, οπότε να λειτουργεί ως </text:span><text:span text:style-name="T3">ομοδιηγητικός</text:span><text:span text:style-name="T2">αφηγητής, ή να αποτελεί μια ιστορία στην οποία δεν έχει καμία προσωπική συμμετοχή, οπότε να λειτουργεί ως</text:span><text:span text:style-name="T3">ετεροδιηγητικός</text:span><text:span text:style-name="T2"> αφηγητής.</text:span></text:p>
      <text:p text:style-name="P7"/>
      <text:p text:style-name="P5">Οπτική γωνία</text:p>
      <text:p text:style-name="P3">Η έννοια της οπτικής γωνίας αφορά το «ποιος βλέπει» την ιστορία, μέσα, δηλαδή, από τα μάτια ποιου προσώπου παρακολουθούμε τα γεγονότα.</text:p>
      <text:p text:style-name="P7"/>
      <text:p text:style-name="P5">Εστίαση</text:p>
      <text:p text:style-name="P3">Η εστίαση σχετίζεται με την απόσταση που παίρνει ο αφηγητής από τα πρόσωπα της αφήγησης.</text:p>
      <text:p text:style-name="P6"><text:span text:style-name="T3">Αφήγηση χωρίς εστίαση (μηδενική εστίαση)</text:span><text:span text:style-name="T2">: Σε μια τέτοια αφήγηση ο αναγνώστης έχει πρόσβαση σε κάθε πιθανή πληροφορία είτε αυτή αφορά τις σκέψεις των ηρώων είτε των γεγονότων. Ο αφηγητής είναι παντογνώστης και γνωρίζει περισσότερα από οποιοδήποτε πρόσωπο της ιστορίας.</text:span></text:p>
      <text:p text:style-name="P6"><text:span text:style-name="T3">Αφήγηση με εσωτερική εστίαση</text:span><text:span text:style-name="T2">: Η θέαση της ιστορίας είναι περιορισμένη και ανήκει σε ένα από τα πρόσωπα του έργου. Η εστίαση αυτού του είδους μπορεί να είναι: «</text:span><text:span text:style-name="T3">σταθερή</text:span><text:span text:style-name="T2">», με το σύνολο του αφηγηματικού υλικού να δίνεται από ένα μόνο πρόσωπο, «</text:span><text:span text:style-name="T3">μεταβλητή</text:span><text:span text:style-name="T2">», με εναλλαγή των προσώπων που αφηγούνται, και «</text:span><text:span text:style-name="T3">πολλαπλή</text:span><text:span text:style-name="T2">», με το ίδιο γεγονός να παρουσιάζεται από διάφορα πρόσωπα της ιστορίας.</text:span></text:p>
      <text:p text:style-name="P6"><text:span text:style-name="T3">Αφήγηση με εξωτερική εστίαση</text:span><text:span text:style-name="T2">: Σε αυτού του είδους την αφήγηση ο αφηγητής «λέει» λιγότερα από όσα πιθανώς γνωρίζει κάποιο από τα αφηγηματικά πρόσωπα, ως εκ τούτου, οι ήρωες της ιστορίας δρουν χωρίς ο αναγνώστης να έχει πρόσβαση στις σκέψεις ή στις προθέσεις τους. Πρόκειται για ένα είδος αφήγησης που επιλέγεται σε αστυνομικά μυθιστορήματα και έργα μυστηρίου.</text:span></text:p>
      <text:p text:style-name="P7"/>
      <text:p text:style-name="P5">Χρόνος της ιστορίας – Χρόνος της αφήγησης</text:p>
      <text:p text:style-name="P3">Σε κάθε λογοτεχνικό κείμενο υπάρχουν δύο μορφές χρόνου: ο χρόνος της ιστορίας, που συνιστά τον πραγματικό χρόνο στο πλαίσιο του οποίου εκτυλίχθηκαν τα γεγονότα της αφήγησης και αντιστοιχεί στην πραγματική τους διάρκεια, και ο χρόνος της αφήγησης που περιλαμβάνει τη διάρκεια που αποκτούν τα ίδια γεγονότα στο πλαίσιο της αφήγησης και τη σειρά με την οποία παρουσιάζονται.</text:p>
      <text:p text:style-name="P7"/>
      <text:p text:style-name="P6"><text:span text:style-name="T5">Ο χρόνος ως προς τη σειρά παρουσίασης των γεγονότων</text:span><text:span text:style-name="T4">:</text:span></text:p>
      <text:p text:style-name="P6"><text:span text:style-name="T3">Ευθύγραμμη αφήγηση</text:span><text:span text:style-name="T2">: Τα γεγονότα παρουσιάζονται στην αφήγηση με τη σειρά που συνέβησαν. Πρόκειται για μια επιλογή που δεν είναι ιδιαίτερα συνηθισμένη, εφόσον καθιστά την αφήγηση μονότονη και λιγότερο ενδιαφέρουσα.</text:span></text:p>
      <text:p text:style-name="P6"><text:span text:style-name="T3">Αφήγηση με αναχρονίες</text:span><text:span text:style-name="T2">: Η παρουσίαση των γεγονότων δεν ακολουθεί την πραγματική τους σειρά και στην αφήγηση παρατηρούνται αναλήψεις και προλήψεις.</text:span></text:p>
      <text:p text:style-name="P6"><text:span text:style-name="T5">Ανάληψη</text:span> <text:span text:style-name="T2">(ή αναδρομή): Ο αφηγητής προχωρά σε αναδρομική αφήγηση γεγονότων του παρελθόντος, διακόπτοντας την πορεία της αφήγησης (</text:span><text:span text:style-name="T6">flashback</text:span><text:span text:style-name="T2">).</text:span></text:p>
      <text:p text:style-name="P6"><text:soft-page-break/><text:span text:style-name="T5">Πρόληψη</text:span><text:span text:style-name="T2">: Ο αφηγητής παραβιάζει τη χρονική σειρά και παρουσιάζει γεγονότα που θα γίνουν σε κάποιο μελλοντικό σημείο, προοικονομώντας κατ’ αυτό τον τρόπο μεταγενέστερες εξελίξεις.</text:span></text:p>
      <text:p text:style-name="P7"/>
      <text:p text:style-name="P5">Ο χρόνος ως προς τη διάρκεια των γεγονότων</text:p>
      <text:p text:style-name="P3">Στο πλαίσιο της αφήγησης παρατηρείται συνήθως ανισοχρονία ανάμεσα στον χρόνο της ιστορίας και τον χρόνο της αφήγησης.</text:p>
      <text:p text:style-name="P6"><text:span text:style-name="T3">1. Ο χρόνος της αφήγησης είναι μικρότερος από το χρόνο της ιστορίας</text:span><text:span text:style-name="T2">.</text:span></text:p>
      <text:p text:style-name="P3">Η συντόμευση του χρόνου της αφήγησης επιτυγχάνεται με τις ακόλουθες τεχνικές:</text:p>
      <text:p text:style-name="P6"><text:span text:style-name="T3">Επιτάχυνση</text:span><text:span text:style-name="T2">: Ο χρόνος της αφήγησης διαρκεί λιγότερο από τον χρόνο της ιστορίας γιατί ο αφηγητής παρουσιάζει με συντομία γεγονότα που έχουν μεγάλη διάρκεια.</text:span></text:p>
      <text:p text:style-name="P6"><text:span text:style-name="T3">Παράλειψη</text:span><text:span text:style-name="T2">: Κάποια γεγονότα ο αφηγητής επιλέγει να μην τα αναφέρει καθόλου, διότι δεν σχετίζονται κατά τρόπο άμεσο με την ιστορία.</text:span></text:p>
      <text:p text:style-name="P6"><text:span text:style-name="T3">Περίληψη</text:span><text:span text:style-name="T2">: Ο αφηγητής παρουσιάζει συνοπτικά κάποια γεγονότα που μεσολαβούν ανάμεσα σε κρίσιμα σημεία της ιστορίας. </text:span></text:p>
      <text:p text:style-name="P6"><text:span text:style-name="T3">Έλλειψη ή αφηγηματικό κενό</text:span><text:span text:style-name="T2">: Ο αφηγητής επιλέγει να παραλείψει ένα μέρος της ιστορίας ή κάποια γεγονότα, που είτε εννοούνται εύκολα είτε δεν συμβάλλουν ιδιαίτερα στην πλοκή.</text:span></text:p>
      <text:p text:style-name="P7"/>
      <text:p text:style-name="P6"><text:span text:style-name="T3">2</text:span><text:span text:style-name="T2">. </text:span><text:span text:style-name="T3">Ο χρόνος της αφήγησης είναι μεγαλύτερος από τον χρόνο της ιστορίας</text:span><text:span text:style-name="T2">. </text:span></text:p>
      <text:p text:style-name="P3">Οι τεχνικές που σχετίζονται με τη διεύρυνση του χρόνου της αφήγησης είναι οι ακόλουθες:</text:p>
      <text:p text:style-name="P6"><text:span text:style-name="T3">Επιβράδυνση</text:span><text:span text:style-name="T2">: Ο αφηγητής επιβραδύνει την αφήγηση των γεγονότων είτε παρεμβάλλοντας στοιχεία περιγραφής ή σχόλια, είτε παρουσιάζοντας διεξοδικά τις σκέψεις και τις αντιδράσεις των προσώπων σε ό,τι αφορά ένα γεγονός που πιθανώς διήρκεσε ελάχιστες μόλις στιγμές. Ειδικότερα, στο πλαίσιο της αφήγησης ενδέχεται να έχουμε «</text:span><text:span text:style-name="T3">παύση</text:span><text:span text:style-name="T2">» ή «</text:span><text:span text:style-name="T3">επιμήκυνση</text:span><text:span text:style-name="T2">».</text:span></text:p>
      <text:p text:style-name="P6"><text:span text:style-name="T3">Παύση</text:span> <text:span text:style-name="T2">έχουμε όταν ο αφηγηματικός χρόνος συνεχίζεται, ενώ ο χρόνος της ιστορίας έχει διακοπεί πλήρως. Ο αφηγητής, δηλαδή, διακόπτει την εξέλιξη της ιστορίας και συνεχίζει την αφήγηση με περιγραφές (τοπίων / προσώπων), με προσωπικές σκέψεις και σχόλια ή με παρεκβάσεις που δεν σχετίζονται με την εξέλιξη της ιστορίας.</text:span></text:p>
      <text:p text:style-name="P6"><text:span text:style-name="T3">Επιμήκυνση</text:span> <text:span text:style-name="T2">έχουμε όταν ο αφηγητής χωρίς να έχει διακόψει την αφήγηση της ιστορίας προχωρά ωστόσο στην αναλυτική παρουσίαση άλλων εσωτερικών κυρίως διαδικασιών που επεκτείνουν αρκετά το χρόνο της αφήγησης έναντι του χρόνου της ιστορίας.</text:span></text:p>
      <text:p text:style-name="P7"/>
      <text:p text:style-name="P6"><text:span text:style-name="T3">3. Σκηνή</text:span><text:span text:style-name="T2">: Ο χρόνος της αφήγησης και ο χρόνος της ιστορίας εξισώνονται όταν καταγράφεται ο διάλογος μεταξύ προσώπων ή ο εσωτερικός μονόλογος ενός ήρωα.</text:span></text:p>
      <text:p text:style-name="P7"/>
      <text:p text:style-name="P5">Ο χρόνος ως προς τη συχνότητα παρουσίασης των γεγονότων</text:p>
      <text:p text:style-name="P6"><text:span text:style-name="T3">Μοναδική αφήγηση</text:span><text:span text:style-name="T2">: Στην αφήγηση παρουσιάζονται μία φορά γεγονότα της ιστορίας που συνέβησαν μία φορά.</text:span></text:p>
      <text:p text:style-name="P6"><text:span text:style-name="T3">Θαμιστική αφήγηση</text:span><text:span text:style-name="T2">: Με τη χρήση κυρίως Παρατατικού ο αφηγητής παρουσιάζει μία φορά γεγονότα που γίνονταν κατ’ επανάληψη στο παρελθόν.</text:span></text:p>
      <text:p text:style-name="P6"><text:span text:style-name="T3">Επαναληπτική αφήγηση</text:span><text:span text:style-name="T2">: Γεγονότα που συνέβησαν μία φορά δίνονται αφηγηματικά περισσότερες φορές είτε από τον ίδιο αφηγητή είτε από διαφορετικά πρόσωπα της ιστορίας με διαφοροποιήσεις στην εστίαση.</text:span>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, Utopia, 'Palatino Linotype', Palatino, serif"/>
    <style:font-face style:name="Lohit Devanagari1" svg:font-family="'Lohit Devanagari'"/>
    <style:font-face style:name="georgia" svg:font-family="georgia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2T00:08:41.248034121</meta:creation-date>
    <dc:date>2020-06-12T00:11:09.904601353</dc:date>
    <meta:editing-duration>PT2M31S</meta:editing-duration>
    <meta:editing-cycles>1</meta:editing-cycles>
    <meta:document-statistic meta:table-count="0" meta:image-count="0" meta:object-count="0" meta:page-count="3" meta:paragraph-count="60" meta:word-count="1174" meta:character-count="7903" meta:non-whitespace-character-count="6780"/>
    <meta:generator>LibreOffice/5.1.6.2$Linux_x86 LibreOffice_project/10m0$Build-2</meta:generator>
  </office:meta>
</office:document-meta>
</file>